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00ff66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66cc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ffff66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1cm" svg:height="1.129cm" svg:x="11.095cm" svg:y="2.822cm">
          <text:p/>
          <draw:enhanced-geometry svg:viewBox="0 0 21600 21600" draw:path-stretchpoint-x="10800" draw:path-stretchpoint-y="10800" draw:text-areas="?f3 ?f4 ?f5 ?f6" draw:type="round-rectangle" draw:modifiers="9806.01769911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144cm" svg:height="0.963cm" svg:x="11.278cm" svg:y="2.91cm">
          <draw:text-box>
            <text:p>Members</text:p>
          </draw:text-box>
        </draw:frame>
        <draw:custom-shape draw:style-name="gr3" draw:text-style-name="P1" draw:layer="layout" svg:width="4.71cm" svg:height="1.129cm" svg:x="11.095cm" svg:y="4.956cm">
          <text:p/>
          <draw:enhanced-geometry svg:viewBox="0 0 21600 21600" draw:path-stretchpoint-x="10800" draw:path-stretchpoint-y="10800" draw:text-areas="?f3 ?f4 ?f5 ?f6" draw:type="round-rectangle" draw:modifiers="9806.01769911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986cm" svg:height="1.129cm" svg:x="11.148cm" svg:y="7.072cm">
          <text:p/>
          <draw:enhanced-geometry svg:viewBox="0 0 21600 21600" draw:path-stretchpoint-x="10800" draw:path-stretchpoint-y="10800" draw:text-areas="?f3 ?f4 ?f5 ?f6" draw:type="round-rectangle" draw:modifiers="9806.01769911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4.583cm" svg:height="0.963cm" svg:x="11.159cm" svg:y="5.062cm">
          <draw:text-box>
            <text:p>Circle Leaders</text:p>
          </draw:text-box>
        </draw:frame>
        <draw:frame draw:style-name="gr2" draw:layer="layout" svg:width="3.944cm" svg:height="0.963cm" svg:x="11.169cm" svg:y="7.181cm">
          <draw:text-box>
            <text:p>Site Owne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yz xyz</meta:initial-creator>
    <meta:creation-date>2022-04-15T12:11:20.99</meta:creation-date>
    <meta:generator>OpenOffice/4.1.7$Win32 OpenOffice.org_project/417m1$Build-9800</meta:generator>
    <dc:date>2022-04-15T12:59:50.51</dc:date>
    <dc:creator>xyz xyz</dc:creator>
    <meta:editing-duration>PT48M30S</meta:editing-duration>
    <meta:editing-cycles>1</meta:editing-cycles>
    <meta:document-statistic meta:object-count="6"/>
  </office:meta>
</office:document-meta>
</file>